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49b" officeooo:paragraph-rsid="0008949b"/>
    </style:style>
    <style:style style:name="P2" style:family="paragraph" style:parent-style-name="Standard">
      <style:text-properties officeooo:rsid="0008f872" officeooo:paragraph-rsid="0008f872"/>
    </style:style>
    <style:style style:name="T1" style:family="text">
      <style:text-properties officeooo:rsid="0008949b"/>
    </style:style>
    <style:style style:name="T2" style:family="text">
      <style:text-properties fo:color="#c921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st go to the assignment 2 directory and enter script below</text:p>
      <text:p text:style-name="P2"/>
      <text:p text:style-name="P2">python3 assignment2.py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9:05:38.459418352</meta:creation-date>
    <dc:date>2021-06-20T15:06:58.548674683</dc:date>
    <meta:editing-duration>PT4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3" meta:character-count="82" meta:non-whitespace-character-count="71"/>
  </office:meta>
</office:document-meta>
</file>